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1.686cm" style:rel-column-width="6500*"/>
    </style:style>
    <style:style style:name="Tableau10.B" style:family="table-column">
      <style:table-column-properties style:column-width="1.82cm" style:rel-column-width="7017*"/>
    </style:style>
    <style:style style:name="Tableau10.C" style:family="table-column">
      <style:table-column-properties style:column-width="3.009cm" style:rel-column-width="11600*"/>
    </style:style>
    <style:style style:name="Tableau10.D" style:family="table-column">
      <style:table-column-properties style:column-width="10.485cm" style:rel-column-width="40418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D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4" style:family="table-row">
      <style:table-row-properties style:min-row-height="0.663cm"/>
    </style:style>
    <style:style style:name="Tableau1" style:family="table">
      <style:table-properties style:width="2.815cm" table:align="margins"/>
    </style:style>
    <style:style style:name="Tableau1.A" style:family="table-column">
      <style:table-column-properties style:column-width="0.469cm" style:rel-column-width="10922*"/>
    </style:style>
    <style:style style:name="Tableau1.F" style:family="table-column">
      <style:table-column-properties style:column-width="0.469cm" style:rel-column-width="1092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background-color="#00ff7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padding="0.097cm" fo:border="0.05pt solid #000000"/>
    </style:style>
    <style:style style:name="Tableau2" style:family="table">
      <style:table-properties style:width="2.815cm" table:align="margins"/>
    </style:style>
    <style:style style:name="Tableau2.A" style:family="table-column">
      <style:table-column-properties style:column-width="0.469cm" style:rel-column-width="10922*"/>
    </style:style>
    <style:style style:name="Tableau2.F" style:family="table-column">
      <style:table-column-properties style:column-width="0.469cm" style:rel-column-width="1092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background-color="#00ff7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F1" style:family="table-cell">
      <style:table-cell-properties fo:padding="0.097cm" fo:border="0.05pt solid #000000"/>
    </style:style>
    <style:style style:name="Tableau4" style:family="table">
      <style:table-properties style:width="2.815cm" table:align="margins"/>
    </style:style>
    <style:style style:name="Tableau4.A" style:family="table-column">
      <style:table-column-properties style:column-width="0.469cm" style:rel-column-width="10922*"/>
    </style:style>
    <style:style style:name="Tableau4.F" style:family="table-column">
      <style:table-column-properties style:column-width="0.469cm" style:rel-column-width="10925*"/>
    </style:style>
    <style:style style:name="Tableau4.A1" style:family="table-cell">
      <style:table-cell-properties fo:background-color="#00ff7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F1" style:family="table-cell">
      <style:table-cell-properties fo:padding="0.097cm" fo:border="0.05pt solid #000000"/>
    </style:style>
    <style:style style:name="Tableau5" style:family="table">
      <style:table-properties style:width="2.815cm" table:align="margins"/>
    </style:style>
    <style:style style:name="Tableau5.A" style:family="table-column">
      <style:table-column-properties style:column-width="0.469cm" style:rel-column-width="10922*"/>
    </style:style>
    <style:style style:name="Tableau5.F" style:family="table-column">
      <style:table-column-properties style:column-width="0.469cm" style:rel-column-width="10925*"/>
    </style:style>
    <style:style style:name="Tableau5.A1" style:family="table-cell">
      <style:table-cell-properties fo:background-color="#00ff7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F1" style:family="table-cell">
      <style:table-cell-properties fo:padding="0.097cm" fo:border="0.05pt solid #000000"/>
    </style:style>
    <style:style style:name="Tableau6" style:family="table">
      <style:table-properties style:width="2.815cm" table:align="margins"/>
    </style:style>
    <style:style style:name="Tableau6.A" style:family="table-column">
      <style:table-column-properties style:column-width="0.469cm" style:rel-column-width="10922*"/>
    </style:style>
    <style:style style:name="Tableau6.F" style:family="table-column">
      <style:table-column-properties style:column-width="0.469cm" style:rel-column-width="10925*"/>
    </style:style>
    <style:style style:name="Tableau6.A1" style:family="table-cell">
      <style:table-cell-properties fo:background-color="#00ff7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F1" style:family="table-cell">
      <style:table-cell-properties fo:padding="0.097cm" fo:border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3.605cm" style:rel-column-width="13898*"/>
    </style:style>
    <style:style style:name="Tableau3.B" style:family="table-column">
      <style:table-column-properties style:column-width="1.686cm" style:rel-column-width="6500*"/>
    </style:style>
    <style:style style:name="Tableau3.C" style:family="table-column">
      <style:table-column-properties style:column-width="11.709cm" style:rel-column-width="45137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4" style:family="table-row">
      <style:table-row-properties style:min-row-height="0.96cm"/>
    </style:style>
    <style:style style:name="Tableau7" style:family="table">
      <style:table-properties style:width="1.492cm" table:align="margins"/>
    </style:style>
    <style:style style:name="Tableau7.A" style:family="table-column">
      <style:table-column-properties style:column-width="0.746cm" style:rel-column-width="32767*"/>
    </style:style>
    <style:style style:name="Tableau7.B" style:family="table-column">
      <style:table-column-properties style:column-width="0.746cm" style:rel-column-width="32768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8" style:family="table">
      <style:table-properties style:width="1.492cm" table:align="margins"/>
    </style:style>
    <style:style style:name="Tableau8.A" style:family="table-column">
      <style:table-column-properties style:column-width="0.746cm" style:rel-column-width="32767*"/>
    </style:style>
    <style:style style:name="Tableau8.B" style:family="table-column">
      <style:table-column-properties style:column-width="0.746cm" style:rel-column-width="32768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9" style:family="table">
      <style:table-properties style:width="1.492cm" table:align="margins"/>
    </style:style>
    <style:style style:name="Tableau9.A" style:family="table-column">
      <style:table-column-properties style:column-width="0.746cm" style:rel-column-width="32767*"/>
    </style:style>
    <style:style style:name="Tableau9.B" style:family="table-column">
      <style:table-column-properties style:column-width="0.746cm" style:rel-column-width="32768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.097cm" fo:border="0.05pt solid #000000"/>
    </style:style>
    <style:style style:name="Tableau11" style:family="table">
      <style:table-properties style:width="1.492cm" table:align="margins"/>
    </style:style>
    <style:style style:name="Tableau11.A" style:family="table-column">
      <style:table-column-properties style:column-width="0.746cm" style:rel-column-width="32767*"/>
    </style:style>
    <style:style style:name="Tableau11.B" style:family="table-column">
      <style:table-column-properties style:column-width="0.746cm" style:rel-column-width="32768*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B1" style:family="table-cell">
      <style:table-cell-properties fo:padding="0.097cm" fo:border="0.05pt solid #000000"/>
    </style:style>
    <style:style style:name="Tableau12" style:family="table">
      <style:table-properties style:width="1.492cm" table:align="margins"/>
    </style:style>
    <style:style style:name="Tableau12.A" style:family="table-column">
      <style:table-column-properties style:column-width="0.746cm" style:rel-column-width="32767*"/>
    </style:style>
    <style:style style:name="Tableau12.B" style:family="table-column">
      <style:table-column-properties style:column-width="0.746cm" style:rel-column-width="32768*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B1" style:family="table-cell">
      <style:table-cell-properties fo:padding="0.097cm" fo:border="0.05pt solid #000000"/>
    </style:style>
    <style:style style:name="Tableau13" style:family="table">
      <style:table-properties style:width="1.492cm" table:align="margins"/>
    </style:style>
    <style:style style:name="Tableau13.A" style:family="table-column">
      <style:table-column-properties style:column-width="0.746cm" style:rel-column-width="32767*"/>
    </style:style>
    <style:style style:name="Tableau13.B" style:family="table-column">
      <style:table-column-properties style:column-width="0.746cm" style:rel-column-width="32768*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B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fo:font-size="12pt" officeooo:rsid="00192c77" officeooo:paragraph-rsid="00192c77" style:font-size-asian="10.5pt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font-size="12pt" officeooo:rsid="00192c77" officeooo:paragraph-rsid="002d42b1" style:font-size-asian="10.5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font-size="12pt" officeooo:rsid="00192c77" officeooo:paragraph-rsid="00192c77" style:font-size-asian="10.5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2pt" officeooo:rsid="00192c77" officeooo:paragraph-rsid="001b1d5c" style:font-size-asian="10.5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12pt" officeooo:rsid="0023ae13" officeooo:paragraph-rsid="0023ae13" style:font-size-asian="10.5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font-size="12pt" officeooo:rsid="0024a802" officeooo:paragraph-rsid="0024a802" style:font-size-asian="10.5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fo:font-size="12pt" officeooo:rsid="002acdc9" officeooo:paragraph-rsid="002acdc9" style:font-size-asian="10.5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fo:font-size="12pt" officeooo:rsid="002d42b1" officeooo:paragraph-rsid="002d42b1" style:font-size-asian="10.5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5181f" officeooo:paragraph-rsid="0015181f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5pt" style:text-underline-style="none" fo:font-weight="bold" officeooo:rsid="0015181f" officeooo:paragraph-rsid="0015adac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5adac" officeooo:paragraph-rsid="0015ada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bf48" officeooo:paragraph-rsid="0017bf48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c4da6" officeooo:paragraph-rsid="001c4da6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c4da6" officeooo:paragraph-rsid="0023ae13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3ae13" officeooo:paragraph-rsid="0023ae13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27bb" officeooo:paragraph-rsid="0029d519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5adac" officeooo:paragraph-rsid="0015adac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92c77" officeooo:paragraph-rsid="00192c77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c4da6" officeooo:paragraph-rsid="001c4da6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2c77" officeooo:paragraph-rsid="0015adac" style:font-size-asian="10.5pt" style:font-weight-asian="normal" style:font-size-complex="12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font-size="12pt" officeooo:rsid="0024a802" officeooo:paragraph-rsid="00192c77" style:font-size-asian="10.5pt" style:font-size-complex="12pt"/>
    </style:style>
    <style:style style:name="T1" style:family="text">
      <style:text-properties officeooo:rsid="00192c77"/>
    </style:style>
    <style:style style:name="T2" style:family="text">
      <style:text-properties officeooo:rsid="0022c7f0"/>
    </style:style>
    <style:style style:name="T3" style:family="text">
      <style:text-properties officeooo:rsid="0023ae13"/>
    </style:style>
    <style:style style:name="T4" style:family="text">
      <style:text-properties officeooo:rsid="0024a802"/>
    </style:style>
    <style:style style:name="T5" style:family="text">
      <style:text-properties officeooo:rsid="0027f842"/>
    </style:style>
    <style:style style:name="T6" style:family="text">
      <style:text-properties officeooo:rsid="0029d519"/>
    </style:style>
    <style:style style:name="T7" style:family="text">
      <style:text-properties officeooo:rsid="002acdc9"/>
    </style:style>
    <style:style style:name="T8" style:family="text">
      <style:text-properties officeooo:rsid="002b3e88"/>
    </style:style>
    <style:style style:name="T9" style:family="text">
      <style:text-properties officeooo:rsid="002d42b1"/>
    </style:style>
    <style:style style:name="T10" style:family="text">
      <style:text-properties officeooo:rsid="002e63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8">Support TP séance 1</text:span> <text:s text:c="88"/><text:span text:style-name="T8">Édité le</text:span> Vendredi <text:span text:style-name="T7">29/09</text:span></text:p>
      <text:p text:style-name="P12"><text:tab/><text:tab/><text:tab/><text:tab/><text:tab/><text:tab/><text:tab/><text:tab/><text:tab/><text:tab/> <text:s text:c="5"/><text:span text:style-name="T10">Par Corentin HANON</text:span></text:p>
      <text:p text:style-name="P11"><text:tab/><text:tab/><text:tab/><text:tab/><text:tab/><text:tab/></text:p>
      <text:p text:style-name="P10">Algorithmique et d<text:span text:style-name="T2">é</text:span>veloppement :</text:p>
      <text:p text:style-name="P10"/>
      <text:p text:style-name="P18">Objectif<text:span text:style-name="T5">s</text:span> :</text:p>
      <text:p text:style-name="P12"/>
      <text:p text:style-name="P21">1- Commencer l’implémentation via le tableau (Interface / Classe / GetterSetter / Méthode simple)</text:p>
      <text:p text:style-name="P17"><text:span text:style-name="T1">2</text:span>- <text:span text:style-name="T6">Mettre en place la recherche de mot dans le dictionnaire pour L’IA et le joueur</text:span></text:p>
      <text:p text:style-name="P17"><text:span text:style-name="T6">3- C</text:span>ompléter les fonctions du tableau / <text:span text:style-name="T6">Ligne directrice du projet <text:s/></text:span></text:p>
      <text:p text:style-name="P16">4- <text:span text:style-name="T6">Réfléchir à la mise en place de l’interface graphique (support visuel/ image pour chaque pièce</text:span></text:p>
      <text:p text:style-name="P16">5-……………………………………………………………………………………………………….</text:p>
      <text:p text:style-name="P15"><text:span text:style-name="T3">6-………………………………………………………………………………………………………</text:span>.</text:p>
      <text:p text:style-name="P13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row>
          <table:table-cell table:style-name="Tableau10.A1" office:value-type="string">
            <text:p text:style-name="P2"/>
          </table:table-cell>
          <table:table-cell table:style-name="Tableau10.A1" office:value-type="string">
            <text:p text:style-name="P4">Présence</text:p>
          </table:table-cell>
          <table:table-cell table:style-name="Tableau10.A1" office:value-type="string">
            <text:p text:style-name="P6">Objectifs</text:p>
          </table:table-cell>
          <table:table-cell table:style-name="Tableau10.D1" office:value-type="string">
            <text:p text:style-name="P5">Commentaire</text:p>
          </table:table-cell>
        </table:table-row>
        <table:table-row>
          <table:table-cell table:style-name="Tableau10.A2" office:value-type="string">
            <text:p text:style-name="P2">Corentin</text:p>
          </table:table-cell>
          <table:table-cell table:style-name="Tableau10.A2" office:value-type="string">
            <text:p text:style-name="P8">Absent</text:p>
          </table:table-cell>
          <table:table-cell table:style-name="Tableau10.A2" office:value-type="string">
            <table:table table:name="Tableau1" table:style-name="Tableau1">
              <table:table-column table:style-name="Tableau1.A" table:number-columns-repeated="5"/>
              <table:table-column table:style-name="Tableau1.F"/>
              <table:table-row>
                <table:table-cell table:style-name="Tableau1.A1" office:value-type="string">
                  <text:p text:style-name="P6">1</text:p>
                </table:table-cell>
                <table:table-cell table:style-name="Tableau1.A1" office:value-type="string">
                  <text:p text:style-name="P6">2</text:p>
                </table:table-cell>
                <table:table-cell table:style-name="Tableau1.C1" office:value-type="string">
                  <text:p text:style-name="P6">3</text:p>
                </table:table-cell>
                <table:table-cell table:style-name="Tableau1.C1" office:value-type="string">
                  <text:p text:style-name="P6">4</text:p>
                </table:table-cell>
                <table:table-cell table:style-name="Tableau1.A1" office:value-type="string">
                  <text:p text:style-name="P6">5</text:p>
                </table:table-cell>
                <table:table-cell table:style-name="Tableau1.F1" office:value-type="string">
                  <text:p text:style-name="P6">6</text:p>
                </table:table-cell>
              </table:table-row>
            </table:table>
            <text:p text:style-name="P1"/>
          </table:table-cell>
          <table:table-cell table:style-name="Tableau10.D2" office:value-type="string">
            <text:p text:style-name="P1"/>
          </table:table-cell>
        </table:table-row>
        <table:table-row>
          <table:table-cell table:style-name="Tableau10.A2" office:value-type="string">
            <text:p text:style-name="P2">Maxime</text:p>
          </table:table-cell>
          <table:table-cell table:style-name="Tableau10.A2" office:value-type="string">
            <text:p text:style-name="P8">Absent</text:p>
          </table:table-cell>
          <table:table-cell table:style-name="Tableau10.A2" office:value-type="string">
            <table:table table:name="Tableau2" table:style-name="Tableau2">
              <table:table-column table:style-name="Tableau2.A" table:number-columns-repeated="5"/>
              <table:table-column table:style-name="Tableau2.F"/>
              <table:table-row>
                <table:table-cell table:style-name="Tableau2.A1" office:value-type="string">
                  <text:p text:style-name="P6">1</text:p>
                </table:table-cell>
                <table:table-cell table:style-name="Tableau2.B1" office:value-type="string">
                  <text:p text:style-name="P6">2</text:p>
                </table:table-cell>
                <table:table-cell table:style-name="Tableau2.A1" office:value-type="string">
                  <text:p text:style-name="P6">3</text:p>
                </table:table-cell>
                <table:table-cell table:style-name="Tableau2.A1" office:value-type="string">
                  <text:p text:style-name="P6">4</text:p>
                </table:table-cell>
                <table:table-cell table:style-name="Tableau2.A1" office:value-type="string">
                  <text:p text:style-name="P6">5</text:p>
                </table:table-cell>
                <table:table-cell table:style-name="Tableau2.F1" office:value-type="string">
                  <text:p text:style-name="P6">6</text:p>
                </table:table-cell>
              </table:table-row>
            </table:table>
            <text:p text:style-name="P1"/>
          </table:table-cell>
          <table:table-cell table:style-name="Tableau10.D2" office:value-type="string">
            <text:p text:style-name="P1"/>
          </table:table-cell>
        </table:table-row>
        <table:table-row table:style-name="Tableau10.4">
          <table:table-cell table:style-name="Tableau10.A2" office:value-type="string">
            <text:p text:style-name="P2">Yanice</text:p>
          </table:table-cell>
          <table:table-cell table:style-name="Tableau10.A2" office:value-type="string">
            <text:p text:style-name="P1"/>
          </table:table-cell>
          <table:table-cell table:style-name="Tableau10.A2" office:value-type="string">
            <table:table table:name="Tableau4" table:style-name="Tableau4">
              <table:table-column table:style-name="Tableau4.A" table:number-columns-repeated="5"/>
              <table:table-column table:style-name="Tableau4.F"/>
              <table:table-row>
                <table:table-cell table:style-name="Tableau4.A1" office:value-type="string">
                  <text:p text:style-name="P6">1</text:p>
                </table:table-cell>
                <table:table-cell table:style-name="Tableau4.E1" office:value-type="string">
                  <text:p text:style-name="P6">2</text:p>
                </table:table-cell>
                <table:table-cell table:style-name="Tableau4.E1" office:value-type="string">
                  <text:p text:style-name="P6">3</text:p>
                </table:table-cell>
                <table:table-cell table:style-name="Tableau4.E1" office:value-type="string">
                  <text:p text:style-name="P6">4</text:p>
                </table:table-cell>
                <table:table-cell table:style-name="Tableau4.E1" office:value-type="string">
                  <text:p text:style-name="P6">5</text:p>
                </table:table-cell>
                <table:table-cell table:style-name="Tableau4.F1" office:value-type="string">
                  <text:p text:style-name="P6">6</text:p>
                </table:table-cell>
              </table:table-row>
            </table:table>
            <text:p text:style-name="P1"/>
          </table:table-cell>
          <table:table-cell table:style-name="Tableau10.D2" table:number-rows-spanned="3" office:value-type="string">
            <text:p text:style-name="P9">Implémentation : une Class par personne à la fois</text:p>
          </table:table-cell>
        </table:table-row>
        <table:table-row>
          <table:table-cell table:style-name="Tableau10.A2" office:value-type="string">
            <text:p text:style-name="P2">Mouad</text:p>
          </table:table-cell>
          <table:table-cell table:style-name="Tableau10.A2" office:value-type="string">
            <text:p text:style-name="P1"/>
          </table:table-cell>
          <table:table-cell table:style-name="Tableau10.A2" office:value-type="string">
            <table:table table:name="Tableau5" table:style-name="Tableau5">
              <table:table-column table:style-name="Tableau5.A" table:number-columns-repeated="5"/>
              <table:table-column table:style-name="Tableau5.F"/>
              <table:table-row>
                <table:table-cell table:style-name="Tableau5.A1" office:value-type="string">
                  <text:p text:style-name="P6">1</text:p>
                </table:table-cell>
                <table:table-cell table:style-name="Tableau5.E1" office:value-type="string">
                  <text:p text:style-name="P6">2</text:p>
                </table:table-cell>
                <table:table-cell table:style-name="Tableau5.E1" office:value-type="string">
                  <text:p text:style-name="P6">3</text:p>
                </table:table-cell>
                <table:table-cell table:style-name="Tableau5.E1" office:value-type="string">
                  <text:p text:style-name="P6">4</text:p>
                </table:table-cell>
                <table:table-cell table:style-name="Tableau5.E1" office:value-type="string">
                  <text:p text:style-name="P6">5</text:p>
                </table:table-cell>
                <table:table-cell table:style-name="Tableau5.F1" office:value-type="string">
                  <text:p text:style-name="P6">6</text:p>
                </table:table-cell>
              </table:table-row>
            </table:table>
            <text:p text:style-name="P1"/>
          </table:table-cell>
          <table:covered-table-cell/>
        </table:table-row>
        <table:table-row>
          <table:table-cell table:style-name="Tableau10.A2" office:value-type="string">
            <text:p text:style-name="P1"/>
          </table:table-cell>
          <table:table-cell table:style-name="Tableau10.A2" office:value-type="string">
            <text:p text:style-name="P1"/>
          </table:table-cell>
          <table:table-cell table:style-name="Tableau10.A2" office:value-type="string">
            <table:table table:name="Tableau6" table:style-name="Tableau6">
              <table:table-column table:style-name="Tableau6.A" table:number-columns-repeated="5"/>
              <table:table-column table:style-name="Tableau6.F"/>
              <table:table-row>
                <table:table-cell table:style-name="Tableau6.A1" office:value-type="string">
                  <text:p text:style-name="P6">1</text:p>
                </table:table-cell>
                <table:table-cell table:style-name="Tableau6.E1" office:value-type="string">
                  <text:p text:style-name="P6">2</text:p>
                </table:table-cell>
                <table:table-cell table:style-name="Tableau6.E1" office:value-type="string">
                  <text:p text:style-name="P6">3</text:p>
                </table:table-cell>
                <table:table-cell table:style-name="Tableau6.E1" office:value-type="string">
                  <text:p text:style-name="P6">4</text:p>
                </table:table-cell>
                <table:table-cell table:style-name="Tableau6.E1" office:value-type="string">
                  <text:p text:style-name="P6">5</text:p>
                </table:table-cell>
                <table:table-cell table:style-name="Tableau6.F1" office:value-type="string">
                  <text:p text:style-name="P6">6</text:p>
                </table:table-cell>
              </table:table-row>
            </table:table>
            <text:p text:style-name="P1"/>
          </table:table-cell>
          <table:covered-table-cell/>
        </table:table-row>
      </table:table>
      <text:p text:style-name="P19"/>
      <text:p text:style-name="P19">Debriefing :</text:p>
      <text:p text:style-name="P19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7">Objectifs</text:p>
          </table:table-cell>
          <table:table-cell table:style-name="Tableau3.A1" office:value-type="string">
            <text:p text:style-name="P4">Réalisé</text:p>
          </table:table-cell>
          <table:table-cell table:style-name="Tableau3.C1" office:value-type="string">
            <text:p text:style-name="P4">Commentaire</text:p>
          </table:table-cell>
        </table:table-row>
        <table:table-row>
          <table:table-cell table:style-name="Tableau3.A2" office:value-type="string">
            <text:p text:style-name="P22">1-Implémentation</text:p>
          </table:table-cell>
          <table:table-cell table:style-name="Tableau3.A2"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P1"/>
                </table:table-cell>
                <table:table-cell table:style-name="Tableau7.B1" office:value-type="string">
                  <text:p text:style-name="P1"/>
                </table:table-cell>
              </table:table-row>
            </table:table>
            <text:p text:style-name="P1"/>
          </table:table-cell>
          <table:table-cell table:style-name="Tableau3.C2" office:value-type="string">
            <text:p text:style-name="P1"/>
          </table:table-cell>
        </table:table-row>
        <table:table-row>
          <table:table-cell table:style-name="Tableau3.A2" office:value-type="string">
            <text:p text:style-name="P3"><text:span text:style-name="T4">2-</text:span>Dictionnaire</text:p>
          </table:table-cell>
          <table:table-cell table:style-name="Tableau3.A2" office:value-type="string">
            <table:table table:name="Tableau8" table:style-name="Tableau8">
              <table:table-column table:style-name="Tableau8.A"/>
              <table:table-column table:style-name="Tableau8.B"/>
              <table:table-row>
                <table:table-cell table:style-name="Tableau8.A1" office:value-type="string">
                  <text:p text:style-name="P1"/>
                </table:table-cell>
                <table:table-cell table:style-name="Tableau8.B1" office:value-type="string">
                  <text:p text:style-name="P1"/>
                </table:table-cell>
              </table:table-row>
            </table:table>
            <text:p text:style-name="P1"/>
          </table:table-cell>
          <table:table-cell table:style-name="Tableau3.C2" office:value-type="string">
            <text:p text:style-name="P1"/>
          </table:table-cell>
        </table:table-row>
        <table:table-row table:style-name="Tableau3.4">
          <table:table-cell table:style-name="Tableau3.A2" office:value-type="string">
            <text:p text:style-name="P22">3-Tableau</text:p>
          </table:table-cell>
          <table:table-cell table:style-name="Tableau3.A2" office:value-type="string">
            <table:table table:name="Tableau9" table:style-name="Tableau9">
              <table:table-column table:style-name="Tableau9.A"/>
              <table:table-column table:style-name="Tableau9.B"/>
              <table:table-row>
                <table:table-cell table:style-name="Tableau9.A1" office:value-type="string">
                  <text:p text:style-name="P1"/>
                </table:table-cell>
                <table:table-cell table:style-name="Tableau9.B1" office:value-type="string">
                  <text:p text:style-name="P1"/>
                </table:table-cell>
              </table:table-row>
            </table:table>
            <text:p text:style-name="P1"/>
          </table:table-cell>
          <table:table-cell table:style-name="Tableau3.C2" office:value-type="string">
            <text:p text:style-name="P1"/>
          </table:table-cell>
        </table:table-row>
        <table:table-row table:style-name="Tableau3.4">
          <table:table-cell table:style-name="Tableau3.A2" office:value-type="string">
            <text:p text:style-name="P7">4-<text:span text:style-name="T9">Interface</text:span></text:p>
          </table:table-cell>
          <table:table-cell table:style-name="Tableau3.A2" office:value-type="string">
            <table:table table:name="Tableau11" table:style-name="Tableau11">
              <table:table-column table:style-name="Tableau11.A"/>
              <table:table-column table:style-name="Tableau11.B"/>
              <table:table-row>
                <table:table-cell table:style-name="Tableau11.A1" office:value-type="string">
                  <text:p text:style-name="P1"/>
                </table:table-cell>
                <table:table-cell table:style-name="Tableau11.B1" office:value-type="string">
                  <text:p text:style-name="P1"/>
                </table:table-cell>
              </table:table-row>
            </table:table>
            <text:p text:style-name="P1"/>
          </table:table-cell>
          <table:table-cell table:style-name="Tableau3.C2" office:value-type="string">
            <text:p text:style-name="P1"/>
          </table:table-cell>
        </table:table-row>
        <table:table-row table:style-name="Tableau3.4">
          <table:table-cell table:style-name="Tableau3.A2" office:value-type="string">
            <text:p text:style-name="P7">5-</text:p>
          </table:table-cell>
          <table:table-cell table:style-name="Tableau3.A2" office:value-type="string"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table:style-name="Tableau12.A1" office:value-type="string">
                  <text:p text:style-name="P1"/>
                </table:table-cell>
                <table:table-cell table:style-name="Tableau12.B1" office:value-type="string">
                  <text:p text:style-name="P1"/>
                </table:table-cell>
              </table:table-row>
            </table:table>
            <text:p text:style-name="P1"/>
          </table:table-cell>
          <table:table-cell table:style-name="Tableau3.C2" office:value-type="string">
            <text:p text:style-name="P1"/>
          </table:table-cell>
        </table:table-row>
        <table:table-row table:style-name="Tableau3.4">
          <table:table-cell table:style-name="Tableau3.A2" office:value-type="string">
            <text:p text:style-name="P7">6-</text:p>
          </table:table-cell>
          <table:table-cell table:style-name="Tableau3.A2" office:value-type="string">
            <table:table table:name="Tableau13" table:style-name="Tableau13">
              <table:table-column table:style-name="Tableau13.A"/>
              <table:table-column table:style-name="Tableau13.B"/>
              <table:table-row>
                <table:table-cell table:style-name="Tableau13.A1" office:value-type="string">
                  <text:p text:style-name="P1"/>
                </table:table-cell>
                <table:table-cell table:style-name="Tableau13.B1" office:value-type="string">
                  <text:p text:style-name="P1"/>
                </table:table-cell>
              </table:table-row>
            </table:table>
            <text:p text:style-name="P1"/>
          </table:table-cell>
          <table:table-cell table:style-name="Tableau3.C2" office:value-type="string">
            <text:p text:style-name="P1"/>
          </table:table-cell>
        </table:table-row>
      </table:table>
      <text:p text:style-name="P19"/>
      <text:p text:style-name="P20">Prévision de la prochaine séance :</text:p>
      <text:p text:style-name="P20"/>
      <text:p text:style-name="P14">…………………………………………………………………………………………………..…………………………………………………………………………………………………..…………………………………………………………………………………………………..…………………………………………………………………………………………………..…………………………………………………………………………………………………..…………………………………………………………………………………………………..…………………………………………………………………………………………………..<text:soft-page-break/>…………………………………………………………………………………………………..…………………………………………………………………………………………………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5T06:04:26.107690644</meta:creation-date>
    <meta:generator>LibreOffice/5.3.1.2$Linux_X86_64 LibreOffice_project/30m0$Build-2</meta:generator>
    <dc:date>2017-09-29T08:41:15.917988621</dc:date>
    <meta:editing-duration>PT56M23S</meta:editing-duration>
    <meta:editing-cycles>21</meta:editing-cycles>
    <meta:document-statistic meta:table-count="13" meta:image-count="0" meta:object-count="0" meta:page-count="2" meta:paragraph-count="63" meta:word-count="142" meta:character-count="1264" meta:non-whitespace-character-count="1072"/>
  </office:meta>
</office:document-meta>
</file>